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roduct Sans" svg:font-family="'Product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SV" officeooo:rsid="000ce989" officeooo:paragraph-rsid="000ce989"/>
    </style:style>
    <style:style style:name="P2" style:family="paragraph" style:parent-style-name="Standard">
      <style:text-properties fo:language="es" fo:country="SV" officeooo:rsid="000b75aa" officeooo:paragraph-rsid="000b75aa"/>
    </style:style>
    <style:style style:name="P3" style:family="paragraph" style:parent-style-name="Standard">
      <style:paragraph-properties fo:text-align="justify" style:justify-single-word="false"/>
      <style:text-properties fo:language="es" fo:country="SV" officeooo:rsid="000b75aa" officeooo:paragraph-rsid="000b75aa"/>
    </style:style>
    <style:style style:name="P4" style:family="paragraph" style:parent-style-name="Standard">
      <style:paragraph-properties fo:text-align="justify" style:justify-single-word="false"/>
      <style:text-properties fo:language="es" fo:country="SV" officeooo:paragraph-rsid="000e2874"/>
    </style:style>
    <style:style style:name="P5" style:family="paragraph" style:parent-style-name="Standard">
      <style:paragraph-properties fo:text-align="justify" style:justify-single-word="false"/>
      <style:text-properties fo:language="es" fo:country="SV" officeooo:paragraph-rsid="001052d4"/>
    </style:style>
    <style:style style:name="P6" style:family="paragraph" style:parent-style-name="Standard">
      <style:paragraph-properties fo:text-align="justify" style:justify-single-word="false"/>
      <style:text-properties fo:language="es" fo:country="SV" officeooo:paragraph-rsid="001b06d2"/>
    </style:style>
    <style:style style:name="P7" style:family="paragraph" style:parent-style-name="Standard">
      <style:paragraph-properties fo:text-align="justify" style:justify-single-word="false"/>
      <style:text-properties fo:language="es" fo:country="SV" officeooo:rsid="0012a848" officeooo:paragraph-rsid="0012a848"/>
    </style:style>
    <style:style style:name="P8" style:family="paragraph" style:parent-style-name="Standard">
      <style:paragraph-properties fo:text-align="justify" style:justify-single-word="false"/>
      <style:text-properties fo:language="es" fo:country="SV" officeooo:rsid="0014490e" officeooo:paragraph-rsid="0014490e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language="es" fo:country="SV" officeooo:paragraph-rsid="000e2874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language="es" fo:country="SV" officeooo:paragraph-rsid="001052d4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language="es" fo:country="SV" officeooo:rsid="0012a848" officeooo:paragraph-rsid="0012a848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language="es" fo:country="SV" officeooo:paragraph-rsid="001b06d2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fo:language="es" fo:country="SV" officeooo:rsid="0012a848" officeooo:paragraph-rsid="0012a848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fo:language="es" fo:country="SV" officeooo:rsid="001de799" officeooo:paragraph-rsid="001de799" style:font-size-asian="12pt" style:font-size-complex="12pt"/>
    </style:style>
    <style:style style:name="T1" style:family="text">
      <style:text-properties officeooo:rsid="000ce989"/>
    </style:style>
    <style:style style:name="T2" style:family="text">
      <style:text-properties style:text-position="super 58%" style:font-name="Liberation Serif" fo:font-size="12pt" style:font-size-asian="12pt" style:font-size-complex="12pt"/>
    </style:style>
    <style:style style:name="T3" style:family="text">
      <style:text-properties style:text-position="super 58%" style:font-name="Liberation Serif1" fo:font-size="12pt" officeooo:rsid="0015fe6a" style:font-size-asian="12pt" style:font-size-complex="12pt"/>
    </style:style>
    <style:style style:name="T4" style:family="text">
      <style:text-properties officeooo:rsid="000e2874"/>
    </style:style>
    <style:style style:name="T5" style:family="text">
      <style:text-properties style:font-name="Liberation Serif" fo:font-size="12pt" fo:letter-spacing="0.0244in" style:font-size-asian="12pt" style:font-size-complex="12pt"/>
    </style:style>
    <style:style style:name="T6" style:family="text">
      <style:text-properties style:font-name="Liberation Serif" fo:font-size="12pt" fo:letter-spacing="0.0457in" style:font-size-asian="12pt" style:font-size-complex="12pt"/>
    </style:style>
    <style:style style:name="T7" style:family="text">
      <style:text-properties style:font-name="Liberation Serif" fo:font-size="12pt" fo:letter-spacing="0.0165in" style:font-size-asian="12pt" style:font-size-complex="12pt"/>
    </style:style>
    <style:style style:name="T8" style:family="text">
      <style:text-properties style:font-name="Liberation Serif" fo:font-size="12pt" fo:letter-spacing="0.0146in" style:font-size-asian="12pt" style:font-size-complex="12pt"/>
    </style:style>
    <style:style style:name="T9" style:family="text">
      <style:text-properties style:font-name="Liberation Serif" fo:font-size="12pt" fo:letter-spacing="0.0161in" style:font-size-asian="12pt" style:font-size-complex="12pt"/>
    </style:style>
    <style:style style:name="T10" style:family="text">
      <style:text-properties style:font-name="Liberation Serif" fo:font-size="12pt" fo:letter-spacing="0.0201in" style:font-size-asian="12pt" style:font-size-complex="12pt"/>
    </style:style>
    <style:style style:name="T11" style:family="text">
      <style:text-properties style:font-name="Liberation Serif" fo:font-size="12pt" fo:letter-spacing="0.0319in" style:font-size-asian="12pt" style:font-size-complex="12pt"/>
    </style:style>
    <style:style style:name="T12" style:family="text">
      <style:text-properties style:font-name="Liberation Serif" fo:font-size="12pt" fo:letter-spacing="0.0236in" style:font-size-asian="12pt" style:font-size-complex="12pt"/>
    </style:style>
    <style:style style:name="T13" style:family="text">
      <style:text-properties style:font-name="Liberation Serif" fo:font-size="12pt" fo:letter-spacing="0.0173in" style:font-size-asian="12pt" style:font-size-complex="12pt"/>
    </style:style>
    <style:style style:name="T14" style:family="text">
      <style:text-properties style:font-name="Liberation Serif" fo:font-size="12pt" fo:letter-spacing="0.0409in" style:font-size-asian="12pt" style:font-size-complex="12pt"/>
    </style:style>
    <style:style style:name="T15" style:family="text">
      <style:text-properties style:font-name="Liberation Serif" fo:font-size="12pt" fo:letter-spacing="0.0346in" style:font-size-asian="12pt" style:font-size-complex="12pt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style:font-name="Liberation Serif" fo:font-size="12pt" officeooo:rsid="001052d4" style:font-size-asian="12pt" style:font-size-complex="12pt"/>
    </style:style>
    <style:style style:name="T18" style:family="text">
      <style:text-properties style:font-name="Liberation Serif" fo:font-size="12pt" fo:font-style="italic" style:font-size-asian="12pt" style:font-size-complex="12pt"/>
    </style:style>
    <style:style style:name="T19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20" style:family="text">
      <style:text-properties style:font-name="Liberation Serif" fo:font-size="12pt" fo:letter-spacing="0.0299in" style:font-size-asian="12pt" style:font-size-complex="12pt"/>
    </style:style>
    <style:style style:name="T21" style:family="text">
      <style:text-properties style:font-name="Liberation Serif" fo:font-size="12pt" fo:letter-spacing="0.0283in" style:font-size-asian="12pt" style:font-size-complex="12pt"/>
    </style:style>
    <style:style style:name="T22" style:family="text">
      <style:text-properties style:font-name="Liberation Serif" fo:font-size="12pt" fo:letter-spacing="0.0181in" style:font-size-asian="12pt" style:font-size-complex="12pt"/>
    </style:style>
    <style:style style:name="T23" style:family="text">
      <style:text-properties style:font-name="Liberation Serif" fo:font-size="12pt" fo:letter-spacing="-0.0161in" style:font-size-asian="12pt" style:font-size-complex="12pt"/>
    </style:style>
    <style:style style:name="T24" style:family="text">
      <style:text-properties style:font-name="Liberation Serif" fo:font-size="12pt" fo:letter-spacing="0.0209in" style:font-size-asian="12pt" style:font-size-complex="12pt"/>
    </style:style>
    <style:style style:name="T25" style:family="text">
      <style:text-properties style:font-name="Liberation Serif" fo:font-size="12pt" fo:letter-spacing="0.0138in" style:font-size-asian="12pt" style:font-size-complex="12pt"/>
    </style:style>
    <style:style style:name="T26" style:family="text">
      <style:text-properties style:font-name="Liberation Serif" fo:font-size="12pt" fo:letter-spacing="0.0429in" style:font-size-asian="12pt" style:font-size-complex="12pt"/>
    </style:style>
    <style:style style:name="T27" style:family="text">
      <style:text-properties style:font-name="Liberation Serif" fo:font-size="12pt" fo:letter-spacing="0.0484in" style:font-size-asian="12pt" style:font-size-complex="12pt"/>
    </style:style>
    <style:style style:name="T28" style:family="text">
      <style:text-properties style:font-name="Liberation Serif" fo:font-size="12pt" fo:letter-spacing="0.0272in" style:font-size-asian="12pt" style:font-size-complex="12pt"/>
    </style:style>
    <style:style style:name="T29" style:family="text">
      <style:text-properties style:text-position="sub 58%" style:font-name="Liberation Serif" fo:font-size="12pt" style:font-size-asian="12pt" style:font-size-complex="12pt"/>
    </style:style>
    <style:style style:name="T30" style:family="text">
      <style:text-properties style:font-name="Liberation Serif1" fo:font-size="12pt" style:font-size-asian="12pt" style:font-size-complex="12pt"/>
    </style:style>
    <style:style style:name="T31" style:family="text">
      <style:text-properties style:font-name="Liberation Serif1" fo:font-size="12pt" officeooo:rsid="0015b883" style:font-size-asian="12pt" style:font-size-complex="12pt"/>
    </style:style>
    <style:style style:name="T32" style:family="text">
      <style:text-properties style:font-name="Liberation Serif1" fo:font-size="12pt" officeooo:rsid="0015fe6a" style:font-size-asian="12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OLUCIONES MANUALES DE EJERCICIOS DE MÉTODOS NUMÉRICOS</text:p>
      <text:p text:style-name="P2"/>
      <text:p text:style-name="P2"/>
      <text:p text:style-name="P3"><text:span text:style-name="T1">1) </text:span><text:span text:style-name="T16">Si </text:span><text:span text:style-name="T16"><draw:frame draw:style-name="fr1" draw:name="Objeto1" text:anchor-type="as-char" svg:y="-0.172in" svg:width="1.6874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6">, obtenga el valor de </text:span><text:span text:style-name="T16"><draw:frame draw:style-name="fr1" draw:name="Objeto2" text:anchor-type="as-char" svg:y="-0.1484in" svg:width="0.6272in" svg:height="0.190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6">, <text:s/>de tal manera que h(x)= 20.820156997794982, empleando el <text:s/>método de la Secante con una exactitud de 10</text:span><text:span text:style-name="T2">-12 </text:span><text:span text:style-name="T16">y además empleando el comando </text:span><text:span text:style-name="T19">fzero</text:span><text:span text:style-name="T16">. EMPLEE QUINCE DECIMALES.</text:span></text:p>
      <text:p text:style-name="P2"/>
      <text:p text:style-name="P2"><draw:frame draw:style-name="fr1" draw:name="Objeto3" text:anchor-type="as-char" svg:y="-0.8772in" svg:width="3.3701in" svg:height="1.694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4"><text:span text:style-name="T4">2) </text:span><text:span text:style-name="T16">Emplee</text:span><text:span text:style-name="T5"> </text:span><text:span text:style-name="T16">el método de Iteración de Punto fijo</text:span><text:span text:style-name="T6"> </text:span><text:span text:style-name="T16">para obtener</text:span><text:span text:style-name="T7"> </text:span><text:span text:style-name="T16">una aproximación</text:span><text:span text:style-name="T8"> </text:span><text:span text:style-name="T16">al valor</text:span><text:span text:style-name="T9"> </text:span><text:span text:style-name="T16">de</text:span><text:span text:style-name="T10"> </text:span><text:span text:style-name="T16">log</text:span><text:span text:style-name="T29">12</text:span><text:span text:style-name="T16">(5/3) +</text:span><text:span text:style-name="T11"> </text:span><text:span text:style-name="T16">0.25, con una</text:span><text:span text:style-name="T12"> </text:span><text:span text:style-name="T16">exactitud de 10</text:span><text:span text:style-name="T2">-12</text:span><text:span text:style-name="T16">, además emplee</text:span><text:span text:style-name="T10"> </text:span><text:span text:style-name="T16">el</text:span><text:span text:style-name="T13"> </text:span><text:span text:style-name="T16">comando </text:span><text:span text:style-name="T18">fzero </text:span><text:span text:style-name="T16">para</text:span><text:span text:style-name="T14"> </text:span><text:span text:style-name="T16">obtener</text:span><text:span text:style-name="T13"> </text:span><text:span text:style-name="T16">el</text:span><text:span text:style-name="T13"> </text:span><text:span text:style-name="T16">resultado.</text:span><text:span text:style-name="T15"> </text:span><text:span text:style-name="T16">EMPLEE QUINCE DECIMALES.</text:span></text:p>
      <text:p text:style-name="P9"/>
      <text:p text:style-name="P9"/>
      <text:p text:style-name="P9"/>
      <text:p text:style-name="P9"/>
      <text:p text:style-name="P5"><text:span text:style-name="T17">3) </text:span><text:span text:style-name="T16">La suma de dos números</text:span><text:span text:style-name="T13"> </text:span><text:span text:style-name="T16">da como</text:span><text:span text:style-name="T20"> </text:span><text:span text:style-name="T16">resultado</text:span><text:span text:style-name="T13"> </text:span><text:span text:style-name="T16">13.6. Si cada uno se aumenta en su raíz</text:span><text:span text:style-name="T10"> </text:span><text:span text:style-name="T16">cúbica, el</text:span><text:span text:style-name="T21"> </text:span><text:span text:style-name="T16">resultado del producto de las dos sumas</text:span><text:span text:style-name="T10"> </text:span><text:span text:style-name="T16">es igual a 72.910915731844.</text:span><text:span text:style-name="T22"> </text:span><text:span text:style-name="T16">Determine</text:span><text:span text:style-name="T23"> </text:span><text:span text:style-name="T16">los dos números</text:span><text:span text:style-name="T7"> </text:span><text:span text:style-name="T16">con</text:span><text:span text:style-name="T24"> </text:span><text:span text:style-name="T16">una</text:span><text:span text:style-name="T25"> </text:span><text:span text:style-name="T16">exactitud de 10-12, empleando</text:span><text:span text:style-name="T26"> </text:span><text:span text:style-name="T16">el método de</text:span><text:span text:style-name="T27"> </text:span><text:span text:style-name="T16">Bisección</text:span><text:span text:style-name="T15"> </text:span><text:span text:style-name="T16">y el</text:span><text:span text:style-name="T6"> </text:span><text:span text:style-name="T16">método de Steffensen. EMPLEE</text:span><text:span text:style-name="T28"> </text:span><text:span text:style-name="T16">QUINCE DECIMALES.</text:span></text:p>
      <text:p text:style-name="P10"/>
      <text:p text:style-name="P12"><draw:frame draw:style-name="fr1" draw:name="Objeto4" text:anchor-type="as-char" svg:y="-0.5516in" svg:width="3.5839in" svg:height="1.0402in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6"><text:soft-page-break/><text:span text:style-name="T16"><text:tab/></text:span><text:span text:style-name="T16"><draw:frame draw:style-name="fr1" draw:name="Objeto5" text:anchor-type="as-char" svg:y="-1.6445in" svg:width="4.022in" svg:height="3.2264in" draw:z-index="3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0"/>
      <text:p text:style-name="P10"/>
      <text:p text:style-name="P10"/>
      <text:p text:style-name="P11">4) Las ecuaciones que describen la posición de un proyectil lanzado desde el suelo, en metros, y tomando en cuenta la resistencia del aire y la masa del proyectil son:</text:p>
      <text:p text:style-name="P11"/>
      <text:p text:style-name="P7"><text:span text:style-name="T16"><draw:frame draw:style-name="fr1" draw:name="Objeto6" text:anchor-type="as-char" svg:y="-0.2209in" svg:width="2.0307in" svg:height="0.389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6"> <text:tab/></text:span><text:span text:style-name="T16"><draw:frame draw:style-name="fr1" draw:name="Objeto7" text:anchor-type="as-char" svg:y="-0.3665in" svg:width="2.552in" svg:height="0.6984in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16"><text:tab/></text:span><text:span text:style-name="T16"><draw:frame draw:style-name="fr1" draw:name="Objeto8" text:anchor-type="as-char" svg:y="-0.2307in" svg:width="0.9335in" svg:height="0.4256in" draw:z-index="6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1"/>
      <text:p text:style-name="P8"><text:span text:style-name="T16">Siendo C = m/k, donde m = masa del proyectil y k = coeficiente de resistencia del aire. Si se dispara un proyectil con ángulo de elevación </text:span><text:span text:style-name="T30">θ = 57°48'54'', con V0 = 3925 m/s, m = 159.09 </text:span><text:span text:style-name="T31">Kg y k = 9.5. Determine el tiempo que tarda el proyectil en llegar al punto mas alto y en llegar al suelo empleando el método de la </text:span><text:span text:style-name="T32">S</text:span><text:span text:style-name="T31">ecante; </text:span><text:span text:style-name="T32">con una precisión de 10</text:span><text:span text:style-name="T3">-12</text:span><text:span text:style-name="T32">, además obtenga el alcance horizontal y el valor de la altura máxima.</text:span></text:p>
      <text:p text:style-name="P11"/>
      <text:p text:style-name="P11"/>
      <text:p text:style-name="P11"/>
      <text:p text:style-name="P14">5) Se construye una caja sin tapadera a partir de una hoja metálica rectangular que mide 86 por 68 centímetros. ¿Cuál debe <text:tab/>ser el lado de los cuadrados que hay que recortar en cada esquina para que el volumen de la caja sea 32,077.5 centímetros cúbicos? Precisión: 10 -12 . Emplee el método de la Posición falsa. EMPLEE QUINCE DECIMALES.</text:p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roduct Sans" svg:font-family="'Product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SV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08:40:17.280000000</meta:creation-date>
    <dc:date>2016-02-01T22:12:26.621169664</dc:date>
    <meta:editing-duration>PT2H34M47S</meta:editing-duration>
    <meta:editing-cycles>14</meta:editing-cycles>
    <meta:generator>LibreOffice/5.0.4.2$Linux_X86_64 LibreOffice_project/00m0$Build-2</meta:generator>
    <meta:document-statistic meta:table-count="0" meta:image-count="0" meta:object-count="8" meta:page-count="2" meta:paragraph-count="11" meta:word-count="304" meta:character-count="1704" meta:non-whitespace-character-count="1400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sub>
          <mi>log</mi>
          <mn>9</mn>
        </msub>
      </mrow>
      <mrow>
        <mrow>
          <mo fence="true" stretchy="false">(</mo>
          <mrow>
            <mrow>
              <mn>17</mn>
              <mi>–</mi>
              <mn>3</mn>
              <mi>x</mi>
            </mrow>
          </mrow>
          <mo fence="true" stretchy="false">)</mo>
        </mrow>
        <mo stretchy="false">+</mo>
        <msup>
          <mi>x</mi>
          <mn>2</mn>
        </msup>
      </mrow>
    </mrow>
    <annotation encoding="StarMath 5.0">h(x) = Log_9 (17 – 3x) + x^2</annotation>
  </semantics>
</math>
</file>

<file path=Object 2/content.xml><?xml version="1.0" encoding="utf-8"?>
<math xmlns="http://www.w3.org/1998/Math/MathML" display="block">
  <semantics>
    <mrow>
      <mi>x</mi>
      <mo stretchy="false">∈</mo>
      <mrow>
        <mo fence="true" stretchy="false">[</mo>
        <mrow>
          <mn>4,5</mn>
        </mrow>
        <mo fence="true" stretchy="false">]</mo>
      </mrow>
    </mrow>
    <annotation encoding="StarMath 5.0">x in [4,5]</annotation>
  </semantics>
</math>
</file>

<file path=Object 3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b>
                <mi>log</mi>
                <mn>9</mn>
              </msub>
            </mrow>
            <mrow>
              <mrow>
                <mo fence="true" stretchy="false">(</mo>
                <mrow>
                  <mrow>
                    <mn>17</mn>
                    <mi>–</mi>
                    <mn>3</mn>
                    <mi>x</mi>
                  </mrow>
                </mrow>
                <mo fence="true" stretchy="false">)</mo>
              </mrow>
              <mo stretchy="false">+</mo>
              <msup>
                <mi>x</mi>
                <mn>2</mn>
              </msup>
            </mrow>
          </mrow>
        </mtd>
      </mtr>
      <mtr>
        <mtd>
          <mrow>
            <mrow>
              <mn>20.820156997794982</mn>
              <mo stretchy="false">=</mo>
              <msub>
                <mi>log</mi>
                <mn>9</mn>
              </msub>
            </mrow>
            <mrow>
              <mrow>
                <mo fence="true" stretchy="false">(</mo>
                <mrow>
                  <mrow>
                    <mn>17</mn>
                    <mi>–</mi>
                    <mn>3</mn>
                    <mi>x</mi>
                  </mrow>
                </mrow>
                <mo fence="true" stretchy="false">)</mo>
              </mrow>
              <mo stretchy="false">+</mo>
              <msup>
                <mi>x</mi>
                <mn>2</mn>
              </msup>
            </mrow>
          </mrow>
        </mtd>
      </mtr>
      <mtr>
        <mtd>
          <mrow>
            <mn>20.820156997794982</mn>
            <mo stretchy="false">=</mo>
            <mrow>
              <mrow>
                <mo fence="true" stretchy="false">(</mo>
                <mrow>
                  <mfrac>
                    <mrow>
                      <mi>log</mi>
                      <mrow>
                        <mo fence="true" stretchy="false">(</mo>
                        <mrow>
                          <mrow>
                            <mn>17</mn>
                            <mi>–</mi>
                            <mn>3</mn>
                            <mi>x</mi>
                          </mrow>
                        </mrow>
                        <mo fence="true" stretchy="false">)</mo>
                      </mrow>
                    </mrow>
                    <mrow>
                      <mi>log</mi>
                      <mn>9</mn>
                    </mrow>
                  </mfrac>
                </mrow>
                <mo fence="true" stretchy="false">)</mo>
              </mrow>
              <mo stretchy="false">+</mo>
              <msup>
                <mi>x</mi>
                <mn>2</mn>
              </msup>
            </mrow>
          </mrow>
        </mtd>
      </mtr>
      <mtr>
        <mtd>
          <mrow>
            <mn>0</mn>
            <mo stretchy="false">=</mo>
            <mrow>
              <mrow>
                <mo fence="true" stretchy="false">(</mo>
                <mrow>
                  <mfrac>
                    <mrow>
                      <mi>log</mi>
                      <mrow>
                        <mo fence="true" stretchy="false">(</mo>
                        <mrow>
                          <mrow>
                            <mn>17</mn>
                            <mi>–</mi>
                            <mn>3</mn>
                            <mi>x</mi>
                          </mrow>
                        </mrow>
                        <mo fence="true" stretchy="false">)</mo>
                      </mrow>
                    </mrow>
                    <mrow>
                      <mi>log</mi>
                      <mn>9</mn>
                    </mrow>
                  </mfrac>
                </mrow>
                <mo fence="true" stretchy="false">)</mo>
              </mrow>
              <mo stretchy="false">+</mo>
              <msup>
                <mi>x</mi>
                <mn>2</mn>
              </msup>
              <mo stretchy="false">−</mo>
              <mn>20.820156997794982</mn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frac>
                      <mrow>
                        <mi>log</mi>
                        <mrow>
                          <mo fence="true" stretchy="false">(</mo>
                          <mrow>
                            <mrow>
                              <mn>17</mn>
                              <mi>–</mi>
                              <mn>3</mn>
                              <mi>x</mi>
                            </mrow>
                          </mrow>
                          <mo fence="true" stretchy="false">)</mo>
                        </mrow>
                      </mrow>
                      <mrow>
                        <mi>log</mi>
                        <mn>9</mn>
                      </mrow>
                    </mfrac>
                  </mrow>
                  <mo fence="true" stretchy="false">)</mo>
                </mrow>
                <mo stretchy="false">+</mo>
                <msup>
                  <mi>x</mi>
                  <mn>2</mn>
                </msup>
                <mo stretchy="false">−</mo>
                <mn>20.820156997794982</mn>
              </mrow>
            </mrow>
          </mrow>
        </mtd>
      </mtr>
    </mtable>
    <annotation encoding="StarMath 5.0">h(x) = Log_9 (17 – 3x) + x^2
newline
20.820156997794982 = Log_9 (17 – 3x) + x^2
newline
20.820156997794982 = ({Log (17 – 3x) }over {log 9}) + x^2
newline
0 = ({Log (17 – 3x) }over {log 9}) + x^2 - 20.820156997794982
newline
f(x) = ({Log (17 – 3x) }over {log 9}) + x^2 - 20.820156997794982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i>x</mi>
              <mo stretchy="false">+</mo>
              <mi>y</mi>
            </mrow>
            <mo stretchy="false">=</mo>
            <mn>13.6</mn>
          </mrow>
        </mtd>
      </mtr>
      <mtr>
        <mtd>
          <mrow>
            <mrow>
              <mo fence="true" stretchy="false">(</mo>
              <mrow>
                <mrow>
                  <mi>x</mi>
                  <mo stretchy="false">+</mo>
                  <mroot>
                    <mi>x</mi>
                    <mn>3</mn>
                  </mroot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y</mi>
                    <mo stretchy="false">+</mo>
                    <mroot>
                      <mi>y</mi>
                      <mn>3</mn>
                    </mroot>
                  </mrow>
                </mrow>
                <mo fence="true" stretchy="false">)</mo>
              </mrow>
              <mo stretchy="false">=</mo>
              <mn>72.910915731844</mn>
            </mrow>
          </mrow>
        </mtd>
      </mtr>
      <mtr>
        <mtd>
          <mrow/>
        </mtd>
      </mtr>
      <mtr>
        <mtd>
          <mrow>
            <mi>y</mi>
            <mo stretchy="false">=</mo>
            <mrow>
              <mn>13.6</mn>
              <mo stretchy="false">−</mo>
              <mi>x</mi>
            </mrow>
          </mrow>
        </mtd>
      </mtr>
      <mtr>
        <mtd>
          <mrow>
            <mrow>
              <mo fence="true" stretchy="false">(</mo>
              <mrow>
                <mrow>
                  <mi>x</mi>
                  <mo stretchy="false">+</mo>
                  <mroot>
                    <mi>x</mi>
                    <mn>3</mn>
                  </mroot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3.6</mn>
                          <mo stretchy="false">−</mo>
                          <mi>x</mi>
                        </mrow>
                      </mrow>
                      <mo fence="true" stretchy="false">)</mo>
                    </mrow>
                    <mo stretchy="false">+</mo>
                    <mroot>
                      <mrow>
                        <mo fence="true" stretchy="false">(</mo>
                        <mrow>
                          <mrow>
                            <mn>13.6</mn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  <mn>3</mn>
                    </mroot>
                  </mrow>
                </mrow>
                <mo fence="true" stretchy="false">)</mo>
              </mrow>
              <mo stretchy="false">=</mo>
              <mn>72.910915731844</mn>
            </mrow>
          </mrow>
        </mtd>
      </mtr>
    </mtable>
    <annotation encoding="StarMath 5.0">x + y = 13.6
newline
(x + nroot 3 x)(y + nroot 3 y) = 72.910915731844
newline
newline
y = 13.6 - x
newline
(x + nroot 3 x)((13.6 - x) + nroot 3 {(13.6 - x)})  = 72.910915731844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Para</mi>
            <mi mathvariant="italic">Bisección</mi>
          </mrow>
        </mtd>
      </mtr>
      <mtr>
        <mtd>
          <mrow/>
        </mtd>
      </mtr>
      <mtr>
        <mtd>
          <mrow>
            <mrow>
              <mo fence="true" stretchy="false">(</mo>
              <mrow>
                <mrow>
                  <mi>x</mi>
                  <mo stretchy="false">+</mo>
                  <mroot>
                    <mi>x</mi>
                    <mn>3</mn>
                  </mroot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3.6</mn>
                          <mo stretchy="false">−</mo>
                          <mi>x</mi>
                        </mrow>
                      </mrow>
                      <mo fence="true" stretchy="false">)</mo>
                    </mrow>
                    <mo stretchy="false">+</mo>
                    <mroot>
                      <mrow>
                        <mo fence="true" stretchy="false">(</mo>
                        <mrow>
                          <mrow>
                            <mn>13.6</mn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  <mn>3</mn>
                    </mroot>
                  </mrow>
                </mrow>
                <mo fence="true" stretchy="false">)</mo>
              </mrow>
              <mo stretchy="false">=</mo>
              <mn>72.910915731844</mn>
            </mrow>
          </mrow>
        </mtd>
      </mtr>
      <mtr>
        <mtd>
          <mrow>
            <mrow>
              <mo fence="true" stretchy="false">(</mo>
              <mrow>
                <mrow>
                  <mi>x</mi>
                  <mo stretchy="false">+</mo>
                  <mroot>
                    <mi>x</mi>
                    <mn>3</mn>
                  </mroot>
                </mrow>
              </mrow>
              <mo fence="true" stretchy="false">)</mo>
            </mrow>
            <mrow>
              <mrow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3.6</mn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  <mo stretchy="false">+</mo>
                      <mroot>
                        <mrow>
                          <mo fence="true" stretchy="false">(</mo>
                          <mrow>
                            <mrow>
                              <mn>13.6</mn>
                              <mo stretchy="false">−</mo>
                              <mi>x</mi>
                            </mrow>
                          </mrow>
                          <mo fence="true" stretchy="false">)</mo>
                        </mrow>
                        <mn>3</mn>
                      </mroot>
                    </mrow>
                  </mrow>
                  <mo fence="true" stretchy="false">)</mo>
                </mrow>
                <mo stretchy="false">−</mo>
                <mn>72.910915731844</mn>
              </mrow>
              <mo stretchy="false">=</mo>
              <mn>0</mn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i>x</mi>
                    <mo stretchy="false">+</mo>
                    <mroot>
                      <mi>x</mi>
                      <mn>3</mn>
                    </mroot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3.6</mn>
                          <mo stretchy="false">−</mo>
                          <mi>x</mi>
                        </mrow>
                      </mrow>
                      <mo fence="true" stretchy="false">)</mo>
                    </mrow>
                    <mo stretchy="false">+</mo>
                    <mroot>
                      <mrow>
                        <mo fence="true" stretchy="false">(</mo>
                        <mrow>
                          <mrow>
                            <mn>13.6</mn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  <mn>3</mn>
                    </mroot>
                  </mrow>
                </mrow>
                <mo fence="true" stretchy="false">)</mo>
              </mrow>
              <mo stretchy="false">−</mo>
              <mn>72.910915731844</mn>
            </mrow>
          </mrow>
        </mtd>
      </mtr>
      <mtr>
        <mtd>
          <mrow/>
        </mtd>
      </mtr>
      <mtr>
        <mtd>
          <mrow>
            <mi mathvariant="italic">Para</mi>
            <mi mathvariant="italic">Steffensen</mi>
          </mrow>
        </mtd>
      </mtr>
      <mtr>
        <mtd>
          <mrow/>
        </mtd>
      </mtr>
      <mtr>
        <mtd>
          <mrow>
            <mrow>
              <mo fence="true" stretchy="false">(</mo>
              <mrow>
                <mrow>
                  <mi>x</mi>
                  <mo stretchy="false">+</mo>
                  <mroot>
                    <mi>x</mi>
                    <mn>3</mn>
                  </mroot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3.6</mn>
                          <mo stretchy="false">−</mo>
                          <mi>x</mi>
                        </mrow>
                      </mrow>
                      <mo fence="true" stretchy="false">)</mo>
                    </mrow>
                    <mo stretchy="false">+</mo>
                    <mroot>
                      <mrow>
                        <mo fence="true" stretchy="false">(</mo>
                        <mrow>
                          <mrow>
                            <mn>13.6</mn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  <mn>3</mn>
                    </mroot>
                  </mrow>
                </mrow>
                <mo fence="true" stretchy="false">)</mo>
              </mrow>
              <mo stretchy="false">=</mo>
              <mn>72.910915731844</mn>
            </mrow>
          </mrow>
        </mtd>
      </mtr>
      <mtr>
        <mtd>
          <mrow>
            <mrow>
              <mo fence="true" stretchy="false">(</mo>
              <mrow>
                <mrow>
                  <mi>x</mi>
                  <mo stretchy="false">+</mo>
                  <mroot>
                    <mi>x</mi>
                    <mn>3</mn>
                  </mroot>
                </mrow>
              </mrow>
              <mo fence="true" stretchy="false">)</mo>
            </mrow>
            <mo stretchy="false">=</mo>
            <mfrac>
              <mn>72.910915731844</mn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3.6</mn>
                          <mo stretchy="false">−</mo>
                          <mi>x</mi>
                        </mrow>
                      </mrow>
                      <mo fence="true" stretchy="false">)</mo>
                    </mrow>
                    <mo stretchy="false">+</mo>
                    <mroot>
                      <mrow>
                        <mo fence="true" stretchy="false">(</mo>
                        <mrow>
                          <mrow>
                            <mn>13.6</mn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  <mn>3</mn>
                    </mroot>
                  </mrow>
                </mrow>
                <mo fence="true" stretchy="false">)</mo>
              </mrow>
            </mfrac>
          </mrow>
        </mtd>
      </mtr>
      <mtr>
        <mtd>
          <mrow>
            <mi>x</mi>
            <mo stretchy="false">=</mo>
            <mrow>
              <mfrac>
                <mn>72.910915731844</mn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3.6</mn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  <mo stretchy="false">+</mo>
                      <mroot>
                        <mrow>
                          <mo fence="true" stretchy="false">(</mo>
                          <mrow>
                            <mrow>
                              <mn>13.6</mn>
                              <mo stretchy="false">−</mo>
                              <mi>x</mi>
                            </mrow>
                          </mrow>
                          <mo fence="true" stretchy="false">)</mo>
                        </mrow>
                        <mn>3</mn>
                      </mroot>
                    </mrow>
                  </mrow>
                  <mo fence="true" stretchy="false">)</mo>
                </mrow>
              </mfrac>
              <mo stretchy="false">−</mo>
              <mroot>
                <mi>x</mi>
                <mn>3</mn>
              </mroot>
            </mrow>
          </mrow>
        </mtd>
      </mtr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frac>
                  <mn>72.910915731844</mn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n>13.6</mn>
                              <mo stretchy="false">−</mo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root>
                          <mrow>
                            <mo fence="true" stretchy="false">(</mo>
                            <mrow>
                              <mrow>
                                <mn>13.6</mn>
                                <mo stretchy="false">−</mo>
                                <mi>x</mi>
                              </mrow>
                            </mrow>
                            <mo fence="true" stretchy="false">)</mo>
                          </mrow>
                          <mn>3</mn>
                        </mroot>
                      </mrow>
                    </mrow>
                    <mo fence="true" stretchy="false">)</mo>
                  </mrow>
                </mfrac>
                <mo stretchy="false">−</mo>
                <mroot>
                  <mi>x</mi>
                  <mn>3</mn>
                </mroot>
              </mrow>
            </mrow>
          </mrow>
        </mtd>
      </mtr>
    </mtable>
    <annotation encoding="StarMath 5.0">Para Bisección
newline
newline
(x + nroot 3 x)((13.6 - x) + nroot 3 {(13.6 - x)})  = 72.910915731844
newline
(x + nroot 3 x)((13.6 - x) + nroot 3 {(13.6 - x)}) - 72.910915731844 = 0
newline
f(x) = (x + nroot 3 x)((13.6 - x) + nroot 3 {(13.6 - x)}) - 72.910915731844
newline
newline
Para Steffensen
newline
newline
(x + nroot 3 x)((13.6 - x) + nroot 3 {(13.6 - x)})  = 72.910915731844
newline
(x + nroot 3 x)  = 72.910915731844 over { ((13.6 - x) + nroot 3 {(13.6 - x)}) }
newline
x  = 72.910915731844 over { ((13.6 - x) + nroot 3 {(13.6 - x)}) } - nroot 3 x
newline
g(x) = 72.910915731844 over { ((13.6 - x) + nroot 3 {(13.6 - x)}) } - nroot 3 x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i>r</mi>
            </mrow>
            <mrow>
              <mo fence="true" stretchy="false">(</mo>
              <mrow>
                <mi>t</mi>
              </mrow>
              <mo fence="true" stretchy="false">)</mo>
            </mrow>
            <mo stretchy="false">→</mo>
            <mi mathvariant="italic">Alcance</mi>
            <mi mathvariant="italic">horizontal</mi>
          </mrow>
        </mtd>
      </mtr>
      <mtr>
        <mtd>
          <mrow>
            <mrow>
              <mi>Y</mi>
              <mo stretchy="false">=</mo>
              <mi>f</mi>
            </mrow>
            <mrow>
              <mo fence="true" stretchy="false">(</mo>
              <mrow>
                <mi>t</mi>
              </mrow>
              <mo fence="true" stretchy="false">)</mo>
            </mrow>
            <mo stretchy="false">→</mo>
            <mi mathvariant="italic">Altura</mi>
            <mi mathvariant="italic">máxima</mi>
          </mrow>
        </mtd>
      </mtr>
    </mtable>
    <annotation encoding="StarMath 5.0">X = r( t ) -&gt; Alcance horizontal
newline
Y = f( t ) -&gt; Altura máxima</annotation>
  </semantics>
</math>
</file>

<file path=Object 7/content.xml><?xml version="1.0" encoding="utf-8"?>
<math xmlns="http://www.w3.org/1998/Math/MathML" display="block">
  <semantics>
    <mtable>
      <mtr>
        <mtd>
          <mrow>
            <mi>r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 mathvariant="italic">CV</mi>
                <mi>x</mi>
              </msub>
            </mrow>
            <mrow>
              <mo fence="true" stretchy="false">(</mo>
              <mrow>
                <mrow>
                  <mn>1</mn>
                  <mo stretchy="false">−</mo>
                  <msup>
                    <mi>e</mi>
                    <mrow>
                      <mo stretchy="false">−</mo>
                      <mfrac>
                        <mi>t</mi>
                        <mi>C</mi>
                      </mfrac>
                    </mrow>
                  </msup>
                </mrow>
              </mrow>
              <mo fence="true" stretchy="false">)</mo>
            </mrow>
          </mrow>
        </mtd>
      </mtr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row>
                      <msub>
                        <mi mathvariant="italic">CV</mi>
                        <mi>y</mi>
                      </msub>
                      <mo stretchy="false">+</mo>
                      <mn>9.8</mn>
                    </mrow>
                    <msup>
                      <mi>C</mi>
                      <mn>2</mn>
                    </msup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i>e</mi>
                      <mrow>
                        <mo stretchy="false">−</mo>
                        <mfrac>
                          <mi>t</mi>
                          <mi>C</mi>
                        </mfrac>
                      </mrow>
                    </msup>
                  </mrow>
                </mrow>
                <mo fence="true" stretchy="false">)</mo>
              </mrow>
              <mo stretchy="false">−</mo>
              <mn>9.8</mn>
            </mrow>
            <mi mathvariant="italic">Ct</mi>
          </mrow>
        </mtd>
      </mtr>
    </mtable>
    <annotation encoding="StarMath 5.0">r( t ) = CV_x ( 1 - e^-{t over C} )
newline
f( t ) = ( CV_y + 9.8C^2) ( 1 - e^-{t over C} ) - 9.8Ct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sub>
                <mi>V</mi>
                <mi>x</mi>
              </msub>
              <mo stretchy="false">=</mo>
              <msub>
                <mi>V</mi>
                <mn>0</mn>
              </msub>
            </mrow>
            <mi>cos</mi>
            <mi mathvariant="normal">θ</mi>
          </mrow>
        </mtd>
      </mtr>
      <mtr>
        <mtd>
          <mrow>
            <mrow>
              <msub>
                <mi>V</mi>
                <mi>y</mi>
              </msub>
              <mo stretchy="false">=</mo>
              <msub>
                <mi>V</mi>
                <mn>0</mn>
              </msub>
            </mrow>
            <mi mathvariant="italic">sen</mi>
            <mi mathvariant="normal">θ</mi>
          </mrow>
        </mtd>
      </mtr>
    </mtable>
    <annotation encoding="StarMath 5.0">V_x = V_0 cos %theta
newline
V_y = V_0 sen %theta</annotation>
  </semantics>
</math>
</file>